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33cd" officeooo:paragraph-rsid="00273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4T05:04:25.636691299</dc:date>
    <meta:editing-duration>PT4H24M18S</meta:editing-duration>
    <meta:editing-cycles>1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